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inMOVE 5.0 5.0 Home Theater pack</text:span></text:p>
      <text:p text:style-name="Text_20_body">The Home Theatre 5.0 packs combine compact sized satellites and a center speaker with a choice of high-power active subwoofers for creating the whole 5.1 system.</text:p>
      <text:p text:style-name="Standard"/>
      <text:p text:style-name="Standard"/>
      <text:p text:style-name="Standard"/>
      <text:p text:style-name="Text_20_body">They are dedicated to those fans of high-end sound who wish their systems physically “disappear” in a room. Thanks to compact dimensions our systems allow easy placement and hiding speakers around a room. Surely the sound will not be hidden – you and your neighbors would be able to hear and feel it!<text:line-break/><text:line-break/>Your room will change into a cinema or a concert hall surrounding you with spacious, crisp clear and accurate sound with deep and impressive low tones and striking dynamics.<text:line-break/><text:line-break/>Our HT systems can be connected to an AV amplifier or a receiver or directly to a TV set with a built-in surround amplifier.<text:line-break/><text:line-break/>They are compact, elegant, powerful and affordable. Available in eye-catching modern finishes seem to be the deal of the century!</text:p>
      <text:p text:style-name="Text_20_body"><text:span text:style-name="Strong_20_Emphasis">Specification</text:span></text:p>
      <text:p text:style-name="Text_20_body"><text:span text:style-name="Strong_20_Emphasis">inMOVE Satellite</text:span></text:p>
      <text:list xml:id="list7341999987330251847" text:style-name="L1">
        <text:list-item>
          <text:p text:style-name="P3">Design: Satallite 2-way, 2 drivers </text:p>
        </text:list-item>
        <text:list-item>
          <text:p text:style-name="P3">Wall mounts </text:p>
        </text:list-item>
        <text:list-item>
          <text:p text:style-name="P3">12mm MDF TLIE enclosure </text:p>
        </text:list-item>
        <text:list-item>
          <text:p text:style-name="P3">Crossover points 2.4kHz </text:p>
        </text:list-item>
        <text:list-item>
          <text:p text:style-name="P3">High-Frequency Driver: 25mm (1”) TWG faceplate, Silk dome </text:p>
        </text:list-item>
        <text:list-item>
          <text:p text:style-name="P3">Bass / Midrange Driver: 76mm (3") TPAIC, TAVS </text:p>
        </text:list-item>
        <text:list-item>
          <text:p text:style-name="P3">Recommended Amplifier Power: 20-80W </text:p>
        </text:list-item>
        <text:list-item>
          <text:p text:style-name="P3">Frequency Response: 65Hz-20kHz </text:p>
        </text:list-item>
        <text:list-item>
          <text:p text:style-name="P3">Impedance: 6 ohm </text:p>
        </text:list-item>
        <text:list-item>
          <text:p text:style-name="P3">Sensitivity: 85dB </text:p>
        </text:list-item>
        <text:list-item>
          <text:p text:style-name="P3">Dimensions (H x W x D): 20 x 11.6 x 16.9 cm </text:p>
        </text:list-item>
        <text:list-item>
          <text:p text:style-name="P1">Weight (net): 9.7 kg 5.0 set </text:p>
        </text:list-item>
      </text:list>
      <text:p text:style-name="Text_20_body"><text:span text:style-name="Strong_20_Emphasis">inMOVE Center</text:span></text:p>
      <text:list xml:id="list2787852389767521405" text:style-name="L2">
        <text:list-item>
          <text:p text:style-name="P4">Design: Center 2-way, 3 drivers </text:p>
        </text:list-item>
        <text:list-item>
          <text:p text:style-name="P4">Wall mounts </text:p>
        </text:list-item>
        <text:list-item>
          <text:p text:style-name="P4">12mm MDF TLIE enclosure </text:p>
        </text:list-item>
        <text:list-item>
          <text:p text:style-name="P4">Crossover points 2.3kHz </text:p>
        </text:list-item>
        <text:list-item>
          <text:p text:style-name="P4">High-Frequency Driver: 25mm (1”) TWG faceplate, Silk dome </text:p>
        </text:list-item>
        <text:list-item>
          <text:p text:style-name="P4">Bass / Midrange Driver: 76mm (3") TPAIC, TAVS </text:p>
        </text:list-item>
        <text:list-item>
          <text:p text:style-name="P4">Recommended Amplifier Power: 20-80W </text:p>
        </text:list-item>
        <text:list-item>
          <text:p text:style-name="P4">Frequency Response: 65Hz-20kHz </text:p>
        </text:list-item>
        <text:list-item>
          <text:p text:style-name="P4">Impedance: 6 ohm </text:p>
        </text:list-item>
        <text:list-item>
          <text:p text:style-name="P4">Sensitivity: 85dB </text:p>
        </text:list-item>
        <text:list-item>
          <text:p text:style-name="P4">Dimensions (H x W x D): 12 x x 30.5 x 15 cm </text:p>
        </text:list-item>
        <text:list-item>
          <text:p text:style-name="P2">Weight (net): 9.7 kg 5.0 set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6S</meta:editing-duration>
    <meta:editing-cycles>3</meta:editing-cycles>
    <meta:generator>OpenOffice/4.1.1$Win32 OpenOffice.org_project/411m6$Build-9775</meta:generator>
    <dc:date>2018-01-29T23:24:37.74</dc:date>
    <meta:document-statistic meta:table-count="0" meta:image-count="0" meta:object-count="0" meta:page-count="1" meta:paragraph-count="30" meta:word-count="308" meta:character-count="1736"/>
    <dc:creator>Marti </dc:creator>
    <meta:user-defined meta:name="Info 1"/>
    <meta:user-defined meta:name="Info 2"/>
    <meta:user-defined meta:name="Info 3"/>
    <meta:user-defined meta:name="Info 4"/>
  </office:meta>
</office:document-meta>
</file>